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3800000438CAA7B5FE0B8C37CC.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Poppins" svg:font-family="Poppi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oppins1" svg:font-family="Poppins" style:font-family-generic="system" style:font-pitch="variable"/>
  </office:font-face-decls>
  <office:automatic-styles>
    <style:style style:name="P1" style:family="paragraph" style:parent-style-name="Standard">
      <style:paragraph-properties fo:padding="0in" fo:border="none"/>
    </style:style>
    <style:style style:name="P2" style:family="paragraph" style:parent-style-name="Standard">
      <style:paragraph-properties fo:padding="0in" fo:border="none"/>
      <style:text-properties style:font-name="Poppins" fo:font-size="36pt" fo:font-style="normal" fo:font-weight="bold" style:font-name-asian="Poppins1" style:font-size-asian="36pt" style:font-style-asian="normal" style:font-weight-asian="bold" style:font-name-complex="Poppins1" style:font-size-complex="36pt"/>
    </style:style>
    <style:style style:name="P3" style:family="paragraph" style:parent-style-name="Standard">
      <style:paragraph-properties fo:padding="0in" fo:border="none"/>
      <style:text-properties fo:color="#0000ee" style:text-underline-style="solid" style:text-underline-width="auto" style:text-underline-color="font-color"/>
    </style:style>
    <style:style style:name="P4" style:family="paragraph" style:parent-style-name="Standard">
      <style:paragraph-properties fo:margin-top="0in" fo:margin-bottom="0.1665in" loext:contextual-spacing="false" fo:line-height="100%" fo:padding="0in" fo:border="none"/>
    </style:style>
    <style:style style:name="P5" style:family="paragraph" style:parent-style-name="Standard">
      <style:paragraph-properties fo:margin-top="0in" fo:margin-bottom="0.1665in" loext:contextual-spacing="false" fo:line-height="100%" fo:padding="0in" fo:border="none"/>
      <style:text-properties fo:color="#0000ee" style:text-underline-style="solid" style:text-underline-width="auto" style:text-underline-color="font-color"/>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color="#0000ee" style:text-underline-style="solid" style:text-underline-width="auto" style:text-underline-color="font-color"/>
    </style:style>
    <style:style style:name="P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8" style:family="paragraph" style:parent-style-name="Heading_20_1">
      <style:paragraph-properties fo:padding="0in" fo:border="none"/>
    </style:style>
    <style:style style:name="P9" style:family="paragraph" style:parent-style-name="Heading_20_1">
      <style:paragraph-properties fo:margin-top="0in" fo:margin-bottom="0.1665in" loext:contextual-spacing="false" fo:line-height="100%" fo:padding="0in" fo:border="none"/>
    </style:style>
    <style:style style:name="P10" style:family="paragraph" style:parent-style-name="Heading_20_1">
      <style:paragraph-properties fo:break-before="page" fo:padding="0in" fo:border="none"/>
    </style:style>
    <style:style style:name="P11" style:family="paragraph" style:parent-style-name="Heading_20_1" style:master-page-name="Standard">
      <style:paragraph-properties style:page-number="1" fo:padding="0in" fo:border="none"/>
    </style:style>
    <style:style style:name="T1" style:family="text">
      <style:text-properties style:font-name="Poppins" fo:font-size="36pt" fo:font-style="normal" fo:font-weight="bold" style:font-name-asian="Poppins1" style:font-size-asian="36pt" style:font-style-asian="normal" style:font-weight-asian="bold" style:font-name-complex="Poppins1" style:font-size-complex="36pt"/>
    </style:style>
    <style:style style:name="T2" style:family="text">
      <style:text-properties style:font-name="Poppins" style:font-name-asian="Poppins1" style:font-name-complex="Poppins1"/>
    </style:style>
    <style:style style:name="T3" style:family="text">
      <style:text-properties fo:color="#0000ee"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digital photo booth rental San Dimas</text:span></text:p>
      <text:p text:style-name="P2"/>
      <text:p text:style-name="P1">We meet the expense of premium vibes slow commotion 360 VideoBooths, offering upscale photo activations for your special issue or wedding. our family-owned and operated team is the absolute photo entertainment solution for corporate events, schools, weddings, private parties, and interactive brand activations that is great for Corporate Events. For custom onsite branding, we can back you make a dynamic air for every to enjoy subsequently our astonishing 360 video content. Instantly ration this viral video content to market your brand and event; guaranteed to make your corporate event, wedding, or unusual special occasion extraordinary, our rave review Winning 360 VideoBooth help allows guests to interact next the sturdy platform to make their own 360 videos of themselves. Our PhotoBooth is a crowd-pleaser that captures a variety of videos that you can instantly upload to social media and allocation with associates and family. We have been in the photo marketing game for over 10 years and are trusted by brands, concern companies, and party planners looking for more interactive photo experiences that drive engagement will spice going on any event, and are tailor-made for engagement and entertainment. {} Our 360 VideoBooth is custom-tailored to your event needs and allows users to record, condense and share videos within 60 seconds. Plus, custom branding options ensure every event is an clarification of your own brand, and provides a unique supplement to just more or less any event. Creating a seamless video experience is just one of the many ways we can help you achieve your concern marketing goals. accomplish you know what the absolute viral marketing answer to dispatch you a 5-star corporate event? {} Our honor Winning 360 video booth Service, captures people from all angles once our unbelievable 360 videos which can be instantly shared in moments. There are lots of basic photo booths out there that say you will pro-quality photos, but what makes ours substitute is that we pay for a fully Customizable photo experience once our 360 VideoBooths. later than a 360 VideoBooth, guests can hop upon the platform and it will automatically vary on the order of them to occupy themselves from every angles.</text:p>
      <text:p text:style-name="P1"/>
      <text:p text:style-name="P1"/>
      <text:p text:style-name="P1">You already hired a photographer to invade combination angles of your event, but a photo booth is every other from hiring an business photographer and is The absolute come to an understanding for a Baby shower, gender reveal, private event, or corporate party. Even if you have a photographer for your event, photo booth rentals are a great pretension to appropriate the spirit of your concern and get the party started immediately. Photo booth rentals can take control of High-Quality Pictures in a booth area but customary photography will mosey in this area and document the event. A photo booth is good For Weddings and will be a fun way to make smile at any occasion. What beats taking a few photos providing an excellent icebreaker for guests, and sharing them online instantly? {} Photo booth rentals, past dancing, drinking, and further entertainment events, are more roughly the experience and are a great exaggeration to in the manner of branded authentic keepsakes and make a customized experience for any event. We specialize in corporate happenings but a photo booth is a perfect addition to concerning any type of event, from weddings to corporate events, providing interactive entertainment for your visitors. As an added bonus, Creating a branded experience by printing photos at your event is still a very well-liked service. Yes, and nothing will spice happening any event later a 1st class photo booth print. World Class Rated Photo Booths aren't just for photos and prints anymore. Whether you're booking a insane boomerang or a selfie booth where you can shoot GIFs, or renting an inflatable photo booth that's perfect for your endearing 16-year-old, our timeless wedding photo booths are a unique supplement to just nearly any event. There are along with some high-end options in the premium GLAM booth, that features high-quality prints. At this booth, you can print our own High-Quality Pictures as soon as an airbrushed see in one shot. You can also use special photo filters to create a in fact special and unique adjunct to just roughly any event And make slow commotion videos similar to our other 360 video booth rental that provides a first-class, easy-to-use photo experience.</text:p>
      <text:p text:style-name="P1"/>
      <text:p text:style-name="P1">Lucky Frog Photo Booth is A family-owned and operated team of Photogs that is considered one of the premier photo booth rental companies in yellow County CA. We provide the BEST photo booth experience in yellowish-brown County, gone avant-garde and forward-thinking photo booths that are a great exaggeration to seize the vivaciousness of your concern and a absolute adjunct to corporate events, weddings, parties, and supplementary social gatherings on OC. {} We present upscale photo activations for your special event or wedding along bearing in mind top-notch photo booths and we are a photo entertainment company that specializes in fun for any occasion. Each feature-filled photo booth is a great icebreaker for guests and is guaranteed to make your corporate matter stand out.</text:p>
      <text:p text:style-name="P1">Looking for the best photo booth rental company in orangey County with tribute Winning further and tall setting prints? see no supplementary than our Tustin-based Photo Booth Rental, your premier photo booth rental company tailor-made for assimilation and entertainment. Photo booths have become a mainstay at all OC events, perfect for every events: corporate events, weddings, anniversaries, birthdays, and graduations. get the best photo booth rental in yellow county, and we are next the Best Wedding Photo Booth in yellowish-brown County. We have the funds for the most seamless photo booth rental experience and have the most Award-winning Photo Booths in yellowish-brown County. Our booths are open-minded photo booths considering cutting-edge technology such as custom branding, resolution photos, top-of-the-line printers, and loads of fun props. </text:p>
      <text:p text:style-name="P4">Whether youre looking to manage to pay for a fun experience for your wedding guests or you dependence a memorable prize at your neighboring corporate event, our booths are perfect for all kinds of events; Corporate events, weddings, anniversaries, birthdays, and graduations. entre us today for a pardon consultation in the same way as the premiere photo booth rental company in orange County. create your next-door orange County-area event stand out, whether it's a wedding, school dance, graduation party, or corporate gathering. As the premier photo booth rental support in orangey County, we offer occurring an unforgettable photo experience, that will leave your guests considering special memories. {} Our Tustin Photo Booth Rental is an incredible photo booth experience thing in ocher County, CA. Our photo booth facilities are detailed &amp; professional, and we have a reputation for providing great facilities subsequent to our all-inclusive packages and best realistic photo experiences. We pride ourselves on our honest customer assist and tailor-made for assimilation and entertainment. You will get the Best Photo Booth pact In Town like Tustin Photo Booth Rental than any supplementary photo booth company in yellowish-brown County! We come up with the money for World Class Rated photo booth rental services near yellow County, CA. We meet the expense of custom branding, the enormously best in unique or custom Photo Booth activations, slick Designs, and highest character bolster in Los Angeles and all of yellow County. The Best Corporate Photo Booth is an award-winning Los Angeles based providing unique and unbelievable photo booth experiences. We meet the expense of one of the most unique photo booth experiences in SOCAL. Our Photo Booths are the perfect fit for your situation and present total prints for all your guests to recognize home past them. Our booths are sleek, modern, and the highest environment in Los Angeles and every of orangey County. More than just photo booth rental, Tustin Photo Booth Rental is your one-stop shop for top-quality, and Feature-filled photo booths in ocher County. taking into account a number of options to pick from, we have photo booth rentals throughout orangey County; not far off from Irvine and La Habra, Anaheim, Long Beach, Buena Park, Yorba Linda, Costa Mesa, Fountain Valley, Lake Forest, Los Alamitos, Laguna Beach, Laguna Hills, Lake Forest, and the Huntington beach Coastal area along afterward La Habra, Cerritos, Tustin, and Dana Point, as skillfully as all of orangey County. Our company specializes in providing you similar to High-Quality Pictures to back up make your situation a great and fun quirk to engross for any occasion. gain access to us today and allow us know what we can pull off to create a full of zip feel for all to enjoy. If you are searching for the best photo booth rental company in yellowish-brown County, with satisfaction guaranteed, after that see no further! Tustin Photo Booth Rental is your one-stop shop that offers top photo booth selections understandable for your next OC event. in imitation of on top of twenty years of experience, underneath our belts our staff is 5-star rated past it comes to making a flawless photo booth to make your event stand out. From weddings to quinceaeras we have you covered; Whether it's a corporate take effect at Fashion Island, a wedding reception upon the Laguna Coast, or just a party behind contacts in Costa Mesa, our photo booth will help you create instant memories that everyone will love. We have enough money premier Photo Booths Fun For every Ages, a super-fun experience past perfect photos, and in view of that much more! Our Corporate Photo Booth rental is the premier photo booth rental company in all of orange County, CA, perfect for Holiday Office Parties, Holiday Festivals, house Parties, Christmas Celebrations, Hanukkah Parties, and, of course, supplementary Years Eve Galas. We are a leading photo entertainment provider for Weddings, Birthdays, Quinceaeras, and new special actions vis--vis ocher County . Our photo booths are Social Media Ready and provide unconditional prints in the manner of custom branding to create a customized experience for any event.</text:p>
      <text:p text:style-name="P9"><text:span text:style-name="T2">RELEVANT KEYWORDS</text:span></text:p>
      <text:p text:style-name="P1">The list of keywords we used to create this document :</text:p>
      <text:p text:style-name="P1"/>
      <text:p text:style-name="P4">open air photo booth rental San Dimas,blow up photo booth San Dimas,digital photo booth rental San Dimas</text:p>
      <text:p text:style-name="P10"><text:span text:style-name="T2">RECOMMENDED RESOURCES</text:span></text:p>
      <text:p text:style-name="P1">The list of resources and links we recommend you visit :</text:p>
      <text:p text:style-name="P1"/>
      <text:p text:style-name="P1"><text:a xlink:type="simple" xlink:href="https://docs.google.com/document/d/1Vbc_ZyFtaQFub_edxxfhcb2XzVM-Kc3owPzCM9ntHuo/edit?usp=sharing" text:style-name="ListLabel_20_1" text:visited-style-name="ListLabel_20_1"><text:span text:style-name="T3">open air photo booth rental San Dimas</text:span></text:a></text:p>
      <text:p text:style-name="P1"><text:a xlink:type="simple" xlink:href="https://docs.google.com/document/d/1Vbc_ZyFtaQFub_edxxfhcb2XzVM-Kc3owPzCM9ntHuo/pub" text:style-name="ListLabel_20_1" text:visited-style-name="ListLabel_20_1"><text:span text:style-name="T3">open air photo booth rental San Dimas pub</text:span></text:a></text:p>
      <text:p text:style-name="P1"><text:a xlink:type="simple" xlink:href="https://docs.google.com/document/d/1Vbc_ZyFtaQFub_edxxfhcb2XzVM-Kc3owPzCM9ntHuo/view" text:style-name="ListLabel_20_1" text:visited-style-name="ListLabel_20_1"><text:span text:style-name="T3">open air photo booth rental San Dimas view</text:span></text:a></text:p>
      <text:p text:style-name="P1"><text:a xlink:type="simple" xlink:href="https://docs.google.com/document/d/1hY1aOw6ig84dcnr_rQAdAZhl7-PSadaynGKDWoQrvKE/edit?usp=sharing" text:style-name="ListLabel_20_1" text:visited-style-name="ListLabel_20_1"><text:span text:style-name="T3">blow up photo booth San Dimas</text:span></text:a></text:p>
      <text:p text:style-name="P1"><text:a xlink:type="simple" xlink:href="https://docs.google.com/document/d/1hY1aOw6ig84dcnr_rQAdAZhl7-PSadaynGKDWoQrvKE/pub" text:style-name="ListLabel_20_1" text:visited-style-name="ListLabel_20_1"><text:span text:style-name="T3">blow up photo booth San Dimas pub</text:span></text:a></text:p>
      <text:p text:style-name="P1"><text:a xlink:type="simple" xlink:href="https://docs.google.com/document/d/1hY1aOw6ig84dcnr_rQAdAZhl7-PSadaynGKDWoQrvKE/view" text:style-name="ListLabel_20_1" text:visited-style-name="ListLabel_20_1"><text:span text:style-name="T3">blow up photo booth San Dimas view</text:span></text:a></text:p>
      <text:p text:style-name="P3"/>
      <text:p text:style-name="P1"><text:a xlink:type="simple" xlink:href="https://sites.google.com/view/photoboothrentalnearsandimas/home" text:style-name="ListLabel_20_1" text:visited-style-name="ListLabel_20_1"><text:span text:style-name="T3">Photo Booth Rental in San Dimas</text:span></text:a></text:p>
      <text:p text:style-name="P1"><text:a xlink:type="simple" xlink:href="https://drive.google.com/drive/folders/1gBSa9qNUCDt-Mc_mJJfrebklNM-afURK?usp=sharing" text:style-name="ListLabel_20_1" text:visited-style-name="ListLabel_20_1"><text:span text:style-name="T3">Photo Booth Rental in San Dimas</text:span></text:a></text:p>
      <text:p text:style-name="P1"><text:a xlink:type="simple" xlink:href="https://news.google.com/rss/search?q=photoboothrental" text:style-name="ListLabel_20_1" text:visited-style-name="ListLabel_20_1"><text:span text:style-name="T3">Photo Booth Rental in San Dimas</text:span></text:a></text:p>
      <text:p text:style-name="P1"><text:a xlink:type="simple" xlink:href="https://drive.google.com/drive/folders/1qEwqCzSpWjIuppLnlhlBVFM1qUAJPS55?usp=sharing" text:style-name="ListLabel_20_1" text:visited-style-name="ListLabel_20_1"><text:span text:style-name="T3">Photo Booth Rental in San Dimas Articles</text:span></text:a></text:p>
      <text:p text:style-name="P1"><text:a xlink:type="simple" xlink:href="https://drive.google.com/drive/folders/1DszwbC-aDFv903hq4ggdR-26xh6Miy0g?usp=sharing" text:style-name="ListLabel_20_1" text:visited-style-name="ListLabel_20_1"><text:span text:style-name="T3">Photo Booth Rental in San Dimas Photos</text:span></text:a></text:p>
      <text:p text:style-name="P1"><text:a xlink:type="simple" xlink:href="https://drive.google.com/drive/folders/1rw91v6zVGOvh6-P1mDnOBKoN-Z2gPwhX?usp=sharing" text:style-name="ListLabel_20_1" text:visited-style-name="ListLabel_20_1"><text:span text:style-name="T3">Photo Booth Rental in San Dimas PDFs</text:span></text:a></text:p>
      <text:p text:style-name="P1"><text:a xlink:type="simple" xlink:href="https://drive.google.com/drive/folders/1nYrEMeK_so9F7H6mxEvnZ-AtJBwDl2zd?usp=sharing" text:style-name="ListLabel_20_1" text:visited-style-name="ListLabel_20_1"><text:span text:style-name="T3">Photo Booth Rental in San Dimas Slides</text:span></text:a></text:p>
      <text:p text:style-name="P1"><text:a xlink:type="simple" xlink:href="https://drive.google.com/file/d/1IHIC2G-_jX_FVLpEiwEqXTaan-3Xt5mk/view?usp=sharing" text:style-name="ListLabel_20_1" text:visited-style-name="ListLabel_20_1"><text:span text:style-name="T3">Photo Booth Rental in San Dimas</text:span></text:a></text:p>
      <text:p text:style-name="P1"><text:a xlink:type="simple" xlink:href="https://drive.google.com/file/d/1ujzgOjDCSL_ghPLRShMSCsSsKOIeGj2k/view?usp=sharing" text:style-name="ListLabel_20_1" text:visited-style-name="ListLabel_20_1"><text:span text:style-name="T3">Photo Booth Rental in San Dimas</text:span></text:a></text:p>
      <text:p text:style-name="P1"><text:a xlink:type="simple" xlink:href="https://drive.google.com/file/d/12V8lAgLh7ReNPkLxg7QVeMibvPoKQwpM/view?usp=sharing" text:style-name="ListLabel_20_1" text:visited-style-name="ListLabel_20_1"><text:span text:style-name="T3">Photo Booth Rental in San Dimas</text:span></text:a></text:p>
      <text:p text:style-name="P1"><text:a xlink:type="simple" xlink:href="https://drive.google.com/file/d/12__kyIp2hCmet3OViI7ILM1wlJdgAThA/view?usp=sharing" text:style-name="ListLabel_20_1" text:visited-style-name="ListLabel_20_1"><text:span text:style-name="T3">Photo Booth Rental in San Dimas</text:span></text:a></text:p>
      <text:p text:style-name="P1"><text:soft-page-break/><text:a xlink:type="simple" xlink:href="https://docs.google.com/spreadsheets/d/172b-pafMiH17ZIZnzIJi_CUmm1PSoAcz1zjaHnlYzwo/edit?usp=sharing" text:style-name="ListLabel_20_1" text:visited-style-name="ListLabel_20_1"><text:span text:style-name="T3">Photo Booth Rental in San Dimas</text:span></text:a></text:p>
      <text:p text:style-name="P1"><text:a xlink:type="simple" xlink:href="https://docs.google.com/spreadsheet/pub?key=172b-pafMiH17ZIZnzIJi_CUmm1PSoAcz1zjaHnlYzwo" text:style-name="ListLabel_20_1" text:visited-style-name="ListLabel_20_1"><text:span text:style-name="T3">Photo Booth Rental in San Dimas key</text:span></text:a></text:p>
      <text:p text:style-name="P1"><text:a xlink:type="simple" xlink:href="https://docs.google.com/spreadsheets/d/172b-pafMiH17ZIZnzIJi_CUmm1PSoAcz1zjaHnlYzwo/pubhtml" text:style-name="ListLabel_20_1" text:visited-style-name="ListLabel_20_1"><text:span text:style-name="T3">Photo Booth Rental in San Dimas pubhtml</text:span></text:a></text:p>
      <text:p text:style-name="P1"><text:a xlink:type="simple" xlink:href="https://docs.google.com/spreadsheets/d/172b-pafMiH17ZIZnzIJi_CUmm1PSoAcz1zjaHnlYzwo/pub" text:style-name="ListLabel_20_1" text:visited-style-name="ListLabel_20_1"><text:span text:style-name="T3">Photo Booth Rental in San Dimas pub</text:span></text:a></text:p>
      <text:p text:style-name="P1"><text:a xlink:type="simple" xlink:href="https://docs.google.com/spreadsheets/d/172b-pafMiH17ZIZnzIJi_CUmm1PSoAcz1zjaHnlYzwo/view" text:style-name="ListLabel_20_1" text:visited-style-name="ListLabel_20_1"><text:span text:style-name="T3">Photo Booth Rental in San Dimas view</text:span></text:a></text:p>
      <text:p text:style-name="P1"><text:a xlink:type="simple" xlink:href="https://docs.google.com/forms/d/14B6Bmi10eGU_mpwXDKjCszuxy7sBwd8rju26lrxRbj4/edit?usp=sharing" text:style-name="ListLabel_20_1" text:visited-style-name="ListLabel_20_1"><text:span text:style-name="T3">Photo Booth Rental in San Dimas</text:span></text:a></text:p>
      <text:p text:style-name="P1"><text:a xlink:type="simple" xlink:href="https://docs.google.com/drawings/d/1f85gKGFbdSEtY_8OYsG0RXC66x4fynDAncrxT8LQ4Ck/edit?usp=sharing" text:style-name="ListLabel_20_1" text:visited-style-name="ListLabel_20_1"><text:span text:style-name="T3">Photo Booth Rental in San Dimas</text:span></text:a></text:p>
      <text:p text:style-name="P1"><text:a xlink:type="simple" xlink:href="https://drive.google.com/file/d/1tpnxuW89TUi11jKtDR9JDr08CDxHmMk0/view?usp=drivesdk" text:style-name="ListLabel_20_1" text:visited-style-name="ListLabel_20_1"><text:span text:style-name="T3">CTA or Logo</text:span></text:a></text:p>
      <text:p text:style-name="P1"><text:a xlink:type="simple" xlink:href="https://sites.google.com/view/photoboothrentalnearsandimas/home" text:style-name="ListLabel_20_1" text:visited-style-name="ListLabel_20_1"><text:span text:style-name="T3">CTA or Logo - image link</text:span></text:a></text:p>
      <text:p text:style-name="P1"><text:a xlink:type="simple" xlink:href="https://docs.google.com/document/d/1aWM4WgVCzKoTVIrEMhcFg1V9Wg_jsQnqyJyZzPD_rXI/edit?usp=sharing" text:style-name="ListLabel_20_1" text:visited-style-name="ListLabel_20_1"><text:span text:style-name="T3">Photo Booth Rental in San Dimas</text:span></text:a></text:p>
      <text:p text:style-name="P1"><text:a xlink:type="simple" xlink:href="https://docs.google.com/document/d/1aWM4WgVCzKoTVIrEMhcFg1V9Wg_jsQnqyJyZzPD_rXI/pub" text:style-name="ListLabel_20_1" text:visited-style-name="ListLabel_20_1"><text:span text:style-name="T3">Photo Booth Rental in San Dimas pub</text:span></text:a></text:p>
      <text:p text:style-name="P1"><text:a xlink:type="simple" xlink:href="https://docs.google.com/document/d/1aWM4WgVCzKoTVIrEMhcFg1V9Wg_jsQnqyJyZzPD_rXI/view" text:style-name="ListLabel_20_1" text:visited-style-name="ListLabel_20_1"><text:span text:style-name="T3">Photo Booth Rental in San Dimas view</text:span></text:a></text:p>
      <text:p text:style-name="P1"><text:a xlink:type="simple" xlink:href="https://docs.google.com/presentation/d/1fvTflhsWesISH4lfHw1wociakuzg2I-0Wqc9nYCTSpY/edit?usp=sharing" text:style-name="ListLabel_20_1" text:visited-style-name="ListLabel_20_1"><text:span text:style-name="T3">Photo Booth Rental in San Dimas</text:span></text:a></text:p>
      <text:p text:style-name="P1"><text:a xlink:type="simple" xlink:href="https://docs.google.com/presentation/d/1fvTflhsWesISH4lfHw1wociakuzg2I-0Wqc9nYCTSpY/pub?start=true&amp;loop=true&amp;delayms=3000" text:style-name="ListLabel_20_1" text:visited-style-name="ListLabel_20_1"><text:span text:style-name="T3">Photo Booth Rental in San Dimas pub</text:span></text:a></text:p>
      <text:p text:style-name="P1"><text:a xlink:type="simple" xlink:href="https://docs.google.com/presentation/d/1fvTflhsWesISH4lfHw1wociakuzg2I-0Wqc9nYCTSpY/view" text:style-name="ListLabel_20_1" text:visited-style-name="ListLabel_20_1"><text:span text:style-name="T3">Photo Booth Rental in San Dimas view</text:span></text:a></text:p>
      <text:p text:style-name="P1"><text:a xlink:type="simple" xlink:href="https://docs.google.com/presentation/d/1fvTflhsWesISH4lfHw1wociakuzg2I-0Wqc9nYCTSpY/htmlpresent" text:style-name="ListLabel_20_1" text:visited-style-name="ListLabel_20_1"><text:span text:style-name="T3">Photo Booth Rental in San Dimas html</text:span></text:a></text:p>
      <text:p text:style-name="P1"><text:a xlink:type="simple" xlink:href="https://calendar.google.com/calendar/embed?src=991dcf7917d4d5913fd59063ec1928e8d70978fc7d029c51d73ac52ee0dacaa2@group.calendar.google.com" text:style-name="ListLabel_20_1" text:visited-style-name="ListLabel_20_1"><text:span text:style-name="T3">Calendar - Photo Booth Rental in San Dimas</text:span></text:a></text:p>
      <text:p text:style-name="P1"><text:a xlink:type="simple" xlink:href="https://www.google.com/calendar/event?eid=dXRxaGI0Y25uZHNqZ25jYTN0dWJlbXVhbzg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ZnVlbHRzcG9zZ3N2NmlncHQybnFvODdsaWM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MWlyY3ZpdTFxYmhqNDZsYTVhNWNya2VrbjA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dWozcWRtYm0zanFpaHZmczcza3JidmM3aG8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soft-page-break/><text:a xlink:type="simple" xlink:href="https://www.google.com/calendar/event?eid=cHQ5ajBjNHAxZnZvNGhvYWhkZDAwcTZ0NGc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dTc2YTlpdGpxZXI5cjM1YjBmaWFtNGV1ZTQ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azg1YnB1Y3U3N3N0NW4xYTdvbjRwZ2Rtdmc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dHBlMDJubG1qbXNvNW45MDhhcHJsMWd2dG8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aDRiZ2Y5bzZwbTV0bWszdG5kaGJuMnVsN2s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bjQ3bXRpMXYwa3JmdGFuZzN0ZHJnMHA4dDA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NXJscTQ4dGk5b2J1Z3JhaTY1YXFtMzg2OWs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b2hiODY1czFwNmZucGppcWV0Y2w3dDNzajg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aGo1aWs0aXE0NThvOGdsZWlqMmRncHBjZ3M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OThlYmk2aG5pcWpqbmwwdmNpOGRtNWIydm8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dGVzNWJpbGVhZmIxbzNibGdrNXJtOGEycDQ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youtu.be/pwiqBbyeUjE" text:style-name="ListLabel_20_1" text:visited-style-name="ListLabel_20_1"><text:span text:style-name="T3">Photo Booth Rental in San Dimas</text:span></text:a></text:p>
      <text:p text:style-name="P1"><text:a xlink:type="simple" xlink:href="https://youtu.be/1-dEkZNtZHI" text:style-name="ListLabel_20_1" text:visited-style-name="ListLabel_20_1"><text:span text:style-name="T3">Photo Booth Rental in San Dimas</text:span></text:a></text:p>
      <text:p text:style-name="P1"><text:a xlink:type="simple" xlink:href="https://youtu.be/FPsGz17-j10" text:style-name="ListLabel_20_1" text:visited-style-name="ListLabel_20_1"><text:span text:style-name="T3">Photo Booth Rental in San Dimas</text:span></text:a></text:p>
      <text:p text:style-name="P1"><text:a xlink:type="simple" xlink:href="https://youtu.be/EmCLBIu0R2I" text:style-name="ListLabel_20_1" text:visited-style-name="ListLabel_20_1"><text:span text:style-name="T3">Photo Booth Rental in San Dimas</text:span></text:a></text:p>
      <text:p text:style-name="P1"><text:a xlink:type="simple" xlink:href="https://youtu.be/10hlB0RTfVM" text:style-name="ListLabel_20_1" text:visited-style-name="ListLabel_20_1"><text:span text:style-name="T3">Photo Booth Rental in San Dimas</text:span></text:a></text:p>
      <text:p text:style-name="P1"><text:a xlink:type="simple" xlink:href="https://docs.google.com/spreadsheets/d/172b-pafMiH17ZIZnzIJi_CUmm1PSoAcz1zjaHnlYzwo/edit#gid=0" text:style-name="ListLabel_20_1" text:visited-style-name="ListLabel_20_1"><text:span text:style-name="T3">Sheet1</text:span></text:a></text:p>
      <text:p text:style-name="P1"><text:a xlink:type="simple" xlink:href="https://docs.google.com/spreadsheets/d/172b-pafMiH17ZIZnzIJi_CUmm1PSoAcz1zjaHnlYzwo/edit#gid=912882892" text:style-name="ListLabel_20_1" text:visited-style-name="ListLabel_20_1"><text:span text:style-name="T3">Keywords</text:span></text:a></text:p>
      <text:p text:style-name="P1"><text:a xlink:type="simple" xlink:href="https://docs.google.com/spreadsheets/d/172b-pafMiH17ZIZnzIJi_CUmm1PSoAcz1zjaHnlYzwo/edit#gid=1000505245" text:style-name="ListLabel_20_1" text:visited-style-name="ListLabel_20_1"><text:span text:style-name="T3">Content</text:span></text:a></text:p>
      <text:p text:style-name="P1"><text:a xlink:type="simple" xlink:href="https://docs.google.com/spreadsheets/d/172b-pafMiH17ZIZnzIJi_CUmm1PSoAcz1zjaHnlYzwo/edit#gid=1741458072" text:style-name="ListLabel_20_1" text:visited-style-name="ListLabel_20_1"><text:span text:style-name="T3">Calendar Events</text:span></text:a></text:p>
      <text:p text:style-name="P1"><text:a xlink:type="simple" xlink:href="https://docs.google.com/spreadsheets/d/172b-pafMiH17ZIZnzIJi_CUmm1PSoAcz1zjaHnlYzwo/edit#gid=483333305" text:style-name="ListLabel_20_1" text:visited-style-name="ListLabel_20_1"><text:span text:style-name="T3">RSS Feeds</text:span></text:a></text:p>
      <text:p text:style-name="P1"><text:soft-page-break/><text:a xlink:type="simple" xlink:href="https://drive.google.com/drive/folders/1qWk4p1QBbTlm0KslMuDi6hiu0jJrytIY?usp=sharing" text:style-name="ListLabel_20_1" text:visited-style-name="ListLabel_20_1"><text:span text:style-name="T3">Photo Booth Rental in San Dimas HTML</text:span></text:a></text:p>
      <text:p text:style-name="P1"><text:a xlink:type="simple" xlink:href="https://drive.google.com/file/d/1Z3cZCQyYCzQyQwwXMC6ANNUhCPEbL_Z0/view?usp=sharing" text:style-name="ListLabel_20_1" text:visited-style-name="ListLabel_20_1"><text:span text:style-name="T3">Photo Booth Rental in San Dimas.html</text:span></text:a></text:p>
      <text:p text:style-name="P1"><text:a xlink:type="simple" xlink:href="https://drive.google.com/drive/folders/1t8l4nI2dtgJoeu0f1mtgquwZ0pzjT1Hn?usp=sharing" text:style-name="ListLabel_20_1" text:visited-style-name="ListLabel_20_1"><text:span text:style-name="T3">Photo Booth Rental in San Dimas MSFT</text:span></text:a></text:p>
      <text:p text:style-name="P1"><text:a xlink:type="simple" xlink:href="https://docs.google.com/document/d/16ksrXgiAPa7XwtXui4gT9DFD7ibjsV4hUm9abtUGKKk/edit?usp=sharing" text:style-name="ListLabel_20_1" text:visited-style-name="ListLabel_20_1"><text:span text:style-name="T3">photobooth rental San Dimas</text:span></text:a></text:p>
      <text:p text:style-name="P1"><text:a xlink:type="simple" xlink:href="https://docs.google.com/document/d/16ksrXgiAPa7XwtXui4gT9DFD7ibjsV4hUm9abtUGKKk/pub" text:style-name="ListLabel_20_1" text:visited-style-name="ListLabel_20_1"><text:span text:style-name="T3">photobooth rental San Dimas pub</text:span></text:a></text:p>
      <text:p text:style-name="P1"><text:a xlink:type="simple" xlink:href="https://docs.google.com/document/d/16ksrXgiAPa7XwtXui4gT9DFD7ibjsV4hUm9abtUGKKk/view" text:style-name="ListLabel_20_1" text:visited-style-name="ListLabel_20_1"><text:span text:style-name="T3">photobooth rental San Dimas view</text:span></text:a></text:p>
      <text:p text:style-name="P1"><text:a xlink:type="simple" xlink:href="https://docs.google.com/document/d/1Mk65ohqBybIiI3vhebCGd9vZzj_8ZroSkMhlymHrVzo/edit?usp=sharing" text:style-name="ListLabel_20_1" text:visited-style-name="ListLabel_20_1"><text:span text:style-name="T3">inflatable photo booth rental near San Dimas</text:span></text:a></text:p>
      <text:p text:style-name="P1"><text:a xlink:type="simple" xlink:href="https://docs.google.com/document/d/1Mk65ohqBybIiI3vhebCGd9vZzj_8ZroSkMhlymHrVzo/pub" text:style-name="ListLabel_20_1" text:visited-style-name="ListLabel_20_1"><text:span text:style-name="T3">inflatable photo booth rental near San Dimas pub</text:span></text:a></text:p>
      <text:p text:style-name="P1"><text:a xlink:type="simple" xlink:href="https://docs.google.com/document/d/1Mk65ohqBybIiI3vhebCGd9vZzj_8ZroSkMhlymHrVzo/view" text:style-name="ListLabel_20_1" text:visited-style-name="ListLabel_20_1"><text:span text:style-name="T3">inflatable photo booth rental near San Dimas view</text:span></text:a></text:p>
      <text:p text:style-name="P1"><text:a xlink:type="simple" xlink:href="https://docs.google.com/document/d/11tk9fqrmIWDzSbzuSAtDMhsDEKDtX0e_TsqTumyGNrA/edit?usp=sharing" text:style-name="ListLabel_20_1" text:visited-style-name="ListLabel_20_1"><text:span text:style-name="T3">photo booth rental San Dimas</text:span></text:a></text:p>
      <text:p text:style-name="P1"><text:a xlink:type="simple" xlink:href="https://docs.google.com/document/d/11tk9fqrmIWDzSbzuSAtDMhsDEKDtX0e_TsqTumyGNrA/pub" text:style-name="ListLabel_20_1" text:visited-style-name="ListLabel_20_1"><text:span text:style-name="T3">photo booth rental San Dimas pub</text:span></text:a></text:p>
      <text:p text:style-name="P1"><text:a xlink:type="simple" xlink:href="https://docs.google.com/document/d/11tk9fqrmIWDzSbzuSAtDMhsDEKDtX0e_TsqTumyGNrA/view" text:style-name="ListLabel_20_1" text:visited-style-name="ListLabel_20_1"><text:span text:style-name="T3">photo booth rental San Dimas view</text:span></text:a></text:p>
      <text:p text:style-name="P1"><text:a xlink:type="simple" xlink:href="https://sites.google.com/view/photobooth-rental-culver-city/corporate-event-photo-booth-culver-city" text:style-name="ListLabel_20_1" text:visited-style-name="ListLabel_20_1"><text:span text:style-name="T3">Photo Booth Rental in San Dimas</text:span></text:a></text:p>
      <text:p text:style-name="P1"><text:a xlink:type="simple" xlink:href="https://sites.google.com/view/photobooth-rental-culver-city/wedding-photo-booth-rental-in-culver-city" text:style-name="ListLabel_20_1" text:visited-style-name="ListLabel_20_1"><text:span text:style-name="T3">Photo Booth Rental in San Dimas</text:span></text:a></text:p>
      <text:p text:style-name="P1"><text:a xlink:type="simple" xlink:href="https://sites.google.com/view/culvercityphotoboothrentals/photo-booth-for-rental-in-culver-city" text:style-name="ListLabel_20_1" text:visited-style-name="ListLabel_20_1"><text:span text:style-name="T3">Photo Booth Rental in San Dimas</text:span></text:a></text:p>
      <text:p text:style-name="P1"><text:a xlink:type="simple" xlink:href="https://sites.google.com/view/culvercityphotoboothrentals/photo-booth-for-rent-near-culver-city" text:style-name="ListLabel_20_1" text:visited-style-name="ListLabel_20_1"><text:span text:style-name="T3">Photo Booth Rental in San Dimas</text:span></text:a></text:p>
      <text:p text:style-name="P1"><text:a xlink:type="simple" xlink:href="https://sites.google.com/view/culvercityphotoboothrentals/photo-booth-rental-in-culver-city_1" text:style-name="ListLabel_20_1" text:visited-style-name="ListLabel_20_1"><text:span text:style-name="T3">Photo Booth Rental in San Dimas</text:span></text:a></text:p>
      <text:p text:style-name="P1"><text:a xlink:type="simple" xlink:href="https://docs.google.com/document/d/1HNG-Mm7AjlFSke6SXL_GjJNFAdcVnn4CX1Xtchhdgzs/edit?usp=sharing" text:style-name="ListLabel_20_1" text:visited-style-name="ListLabel_20_1"><text:span text:style-name="T3">led photo booth rental San Dimas</text:span></text:a></text:p>
      <text:p text:style-name="P1"><text:a xlink:type="simple" xlink:href="https://docs.google.com/document/d/1HNG-Mm7AjlFSke6SXL_GjJNFAdcVnn4CX1Xtchhdgzs/pub" text:style-name="ListLabel_20_1" text:visited-style-name="ListLabel_20_1"><text:span text:style-name="T3">led photo booth rental San Dimas pub</text:span></text:a></text:p>
      <text:p text:style-name="P1"><text:a xlink:type="simple" xlink:href="https://docs.google.com/document/d/1HNG-Mm7AjlFSke6SXL_GjJNFAdcVnn4CX1Xtchhdgzs/view" text:style-name="ListLabel_20_1" text:visited-style-name="ListLabel_20_1"><text:span text:style-name="T3">led photo booth rental San Dimas view</text:span></text:a></text:p>
      <text:p text:style-name="P1"><text:a xlink:type="simple" xlink:href="https://docs.google.com/document/d/1UysCetmfa3wcEtBwlQC-oeMqPrRKBrbthXvKpISmSSM/edit?usp=sharing" text:style-name="ListLabel_20_1" text:visited-style-name="ListLabel_20_1"><text:span text:style-name="T3">rent a photo booth San Dimas</text:span></text:a></text:p>
      <text:p text:style-name="P1"><text:soft-page-break/><text:a xlink:type="simple" xlink:href="https://docs.google.com/document/d/1UysCetmfa3wcEtBwlQC-oeMqPrRKBrbthXvKpISmSSM/pub" text:style-name="ListLabel_20_1" text:visited-style-name="ListLabel_20_1"><text:span text:style-name="T3">rent a photo booth San Dimas pub</text:span></text:a></text:p>
      <text:p text:style-name="P1"><text:a xlink:type="simple" xlink:href="https://docs.google.com/document/d/1UysCetmfa3wcEtBwlQC-oeMqPrRKBrbthXvKpISmSSM/view" text:style-name="ListLabel_20_1" text:visited-style-name="ListLabel_20_1"><text:span text:style-name="T3">rent a photo booth San Dimas view</text:span></text:a></text:p>
      <text:p text:style-name="P1"><text:a xlink:type="simple" xlink:href="https://docs.google.com/document/d/1JC_HvfXElPvazk1PGIQDoQsd3hLZ-2V8TfBLbi5LA_s/edit?usp=sharing" text:style-name="ListLabel_20_1" text:visited-style-name="ListLabel_20_1"><text:span text:style-name="T3">selfie booth rental San Dimas</text:span></text:a></text:p>
      <text:p text:style-name="P1"><text:a xlink:type="simple" xlink:href="https://docs.google.com/document/d/1JC_HvfXElPvazk1PGIQDoQsd3hLZ-2V8TfBLbi5LA_s/pub" text:style-name="ListLabel_20_1" text:visited-style-name="ListLabel_20_1"><text:span text:style-name="T3">selfie booth rental San Dimas pub</text:span></text:a></text:p>
      <text:p text:style-name="P1"><text:a xlink:type="simple" xlink:href="https://docs.google.com/document/d/1JC_HvfXElPvazk1PGIQDoQsd3hLZ-2V8TfBLbi5LA_s/view" text:style-name="ListLabel_20_1" text:visited-style-name="ListLabel_20_1"><text:span text:style-name="T3">selfie booth rental San Dimas view</text:span></text:a></text:p>
      <text:p text:style-name="P1"><text:a xlink:type="simple" xlink:href="https://sites.google.com/view/photobooth-rental-culver-city/corporate-event-photo-booth-culver-city" text:style-name="ListLabel_20_1" text:visited-style-name="ListLabel_20_1"><text:span text:style-name="T3">Photo Booth Rental in San Dimas</text:span></text:a></text:p>
      <text:p text:style-name="P1"><text:a xlink:type="simple" xlink:href="https://sites.google.com/view/photobooth-rental-culver-city/wedding-photo-booth-rental-in-culver-city" text:style-name="ListLabel_20_1" text:visited-style-name="ListLabel_20_1"><text:span text:style-name="T3">Photo Booth Rental in San Dimas</text:span></text:a></text:p>
      <text:p text:style-name="P1"><text:a xlink:type="simple" xlink:href="https://sites.google.com/view/culvercityphotoboothrentals/photo-booth-for-rental-in-culver-city" text:style-name="ListLabel_20_1" text:visited-style-name="ListLabel_20_1"><text:span text:style-name="T3">Photo Booth Rental in San Dimas</text:span></text:a></text:p>
      <text:p text:style-name="P1"><text:a xlink:type="simple" xlink:href="https://sites.google.com/view/culvercityphotoboothrentals/photo-booth-for-rent-near-culver-city" text:style-name="ListLabel_20_1" text:visited-style-name="ListLabel_20_1"><text:span text:style-name="T3">Photo Booth Rental in San Dimas</text:span></text:a></text:p>
      <text:p text:style-name="P1"><text:a xlink:type="simple" xlink:href="https://sites.google.com/view/culvercityphotoboothrentals/photo-booth-rental-in-culver-city_1" text:style-name="ListLabel_20_1" text:visited-style-name="ListLabel_20_1"><text:span text:style-name="T3">Photo Booth Rental in San Dimas</text:span></text:a></text:p>
      <text:p text:style-name="P1"><text:a xlink:type="simple" xlink:href="https://docs.google.com/document/d/1zBMgmTqTUSZ2qWsiXfyokhBAy7dJQrSyhXL3oxRaWU0/edit?usp=sharing" text:style-name="ListLabel_20_1" text:visited-style-name="ListLabel_20_1"><text:span text:style-name="T3">how much does it cost to rent a photo booth San Dimas</text:span></text:a></text:p>
      <text:p text:style-name="P1"><text:a xlink:type="simple" xlink:href="https://docs.google.com/document/d/1zBMgmTqTUSZ2qWsiXfyokhBAy7dJQrSyhXL3oxRaWU0/pub" text:style-name="ListLabel_20_1" text:visited-style-name="ListLabel_20_1"><text:span text:style-name="T3">how much does it cost to rent a photo booth San Dimas pub</text:span></text:a></text:p>
      <text:p text:style-name="P1"><text:a xlink:type="simple" xlink:href="https://docs.google.com/document/d/1zBMgmTqTUSZ2qWsiXfyokhBAy7dJQrSyhXL3oxRaWU0/view" text:style-name="ListLabel_20_1" text:visited-style-name="ListLabel_20_1"><text:span text:style-name="T3">how much does it cost to rent a photo booth San Dimas view</text:span></text:a></text:p>
      <text:p text:style-name="P1"><text:a xlink:type="simple" xlink:href="https://docs.google.com/document/d/12n16T24J_NVKYceAX0Osts4PNBm7XsH1SJz19jAS55M/edit?usp=sharing" text:style-name="ListLabel_20_1" text:visited-style-name="ListLabel_20_1"><text:span text:style-name="T3">led inflatable photo booth rental San Dimas</text:span></text:a></text:p>
      <text:p text:style-name="P1"><text:a xlink:type="simple" xlink:href="https://docs.google.com/document/d/12n16T24J_NVKYceAX0Osts4PNBm7XsH1SJz19jAS55M/pub" text:style-name="ListLabel_20_1" text:visited-style-name="ListLabel_20_1"><text:span text:style-name="T3">led inflatable photo booth rental San Dimas pub</text:span></text:a></text:p>
      <text:p text:style-name="P1"><text:a xlink:type="simple" xlink:href="https://docs.google.com/document/d/12n16T24J_NVKYceAX0Osts4PNBm7XsH1SJz19jAS55M/view" text:style-name="ListLabel_20_1" text:visited-style-name="ListLabel_20_1"><text:span text:style-name="T3">led inflatable photo booth rental San Dimas view</text:span></text:a></text:p>
      <text:p text:style-name="P1"><text:a xlink:type="simple" xlink:href="https://docs.google.com/document/d/1mEKnRYDQHpIgHZyMMxv0WTFnxq8debsgwovyn4J9eHM/edit?usp=sharing" text:style-name="ListLabel_20_1" text:visited-style-name="ListLabel_20_1"><text:span text:style-name="T3">cheap photo booth rental San Dimas</text:span></text:a></text:p>
      <text:p text:style-name="P1"><text:a xlink:type="simple" xlink:href="https://docs.google.com/document/d/1mEKnRYDQHpIgHZyMMxv0WTFnxq8debsgwovyn4J9eHM/pub" text:style-name="ListLabel_20_1" text:visited-style-name="ListLabel_20_1"><text:span text:style-name="T3">cheap photo booth rental San Dimas pub</text:span></text:a></text:p>
      <text:p text:style-name="P1"><text:a xlink:type="simple" xlink:href="https://docs.google.com/document/d/1mEKnRYDQHpIgHZyMMxv0WTFnxq8debsgwovyn4J9eHM/view" text:style-name="ListLabel_20_1" text:visited-style-name="ListLabel_20_1"><text:span text:style-name="T3">cheap photo booth rental San Dimas view</text:span></text:a></text:p>
      <text:p text:style-name="P1"><text:a xlink:type="simple" xlink:href="https://sites.google.com/view/photobooth-rental-culver-city/corporate-event-photo-booth-culver-city" text:style-name="ListLabel_20_1" text:visited-style-name="ListLabel_20_1"><text:span text:style-name="T3">Photo Booth Rental in San Dimas</text:span></text:a></text:p>
      <text:p text:style-name="P1"><text:a xlink:type="simple" xlink:href="https://sites.google.com/view/photobooth-rental-culver-city/wedding-photo-booth-rental-in-culver-city" text:style-name="ListLabel_20_1" text:visited-style-name="ListLabel_20_1"><text:span text:style-name="T3">Photo Booth Rental in San Dimas</text:span></text:a></text:p>
      <text:p text:style-name="P1"><text:soft-page-break/><text:a xlink:type="simple" xlink:href="https://sites.google.com/view/culvercityphotoboothrentals/photo-booth-for-rental-in-culver-city" text:style-name="ListLabel_20_1" text:visited-style-name="ListLabel_20_1"><text:span text:style-name="T3">Photo Booth Rental in San Dimas</text:span></text:a></text:p>
      <text:p text:style-name="P1"><text:a xlink:type="simple" xlink:href="https://sites.google.com/view/culvercityphotoboothrentals/photo-booth-for-rent-near-culver-city" text:style-name="ListLabel_20_1" text:visited-style-name="ListLabel_20_1"><text:span text:style-name="T3">Photo Booth Rental in San Dimas</text:span></text:a></text:p>
      <text:p text:style-name="P1"><text:a xlink:type="simple" xlink:href="https://sites.google.com/view/culvercityphotoboothrentals/photo-booth-rental-in-culver-city_1" text:style-name="ListLabel_20_1" text:visited-style-name="ListLabel_20_1"><text:span text:style-name="T3">Photo Booth Rental in San Dimas</text:span></text:a></text:p>
      <text:p text:style-name="P5"/>
      <text:p text:style-name="P10"><text:span text:style-name="T2">CONTACT US</text:span></text:p>
      <text:p text:style-name="P1">You can reach us at :</text:p>
      <text:p text:style-name="P1"/>
      <text:p text:style-name="P1">Lucky Frog Photo Booth - 360 PHOTO BOOTH RENTAL in Los Angeles</text:p>
      <text:p text:style-name="P1">1131 Elden Ave Apt #102, Los Angeles, CA 90006</text:p>
      <text:p text:style-name="P1">(562) 303-9926</text:p>
      <text:p text:style-name="P1"/>
      <text:p text:style-name="P4"/>
      <text:p text:style-name="P8"><text:span text:style-name="T2">Website</text:span></text:p>
      <text:p text:style-name="P1">Visit our Website here :</text:p>
      <text:p text:style-name="P1"/>
      <text:p text:style-name="P1"><text:a xlink:type="simple" xlink:href="https://sites.google.com/view/photoboothrentalnearsandimas/home" text:style-name="ListLabel_20_1" text:visited-style-name="ListLabel_20_1"><text:span text:style-name="T3">https://sites.google.com/view/photoboothrentalnearsandimas/hom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Poppins" svg:font-family="Poppi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oppins1" svg:font-family="Poppi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ListLabel_20_1" style:display-name="ListLabel 1" style:family="text">
      <style:text-properties fo:color="#0000ee"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color="#0000ee" style:text-underline-style="solid" style:text-underline-width="auto" style:text-underline-color="font-color"/>
    </style:style>
    <style:style style:name="M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MT1" style:family="text"/>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text:p text:style-name="MP2"><draw:frame draw:style-name="Mfr1" draw:name="image1.jpg" text:anchor-type="as-char" svg:width="6.25in" svg:height="6.25in" draw:z-index="7"><draw:image xlink:href="Pictures/100000000000043800000438CAA7B5FE0B8C37CC.jpg" xlink:type="simple" xlink:show="embed" xlink:actuate="onLoad" loext:mime-type="image/jpeg"/><svg:desc>https://drive.google.com/file/d/1tpnxuW89TUi11jKtDR9JDr08CDxHmMk0/view?usp=drivesdk</svg:desc></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8" meta:paragraph-count="124" meta:word-count="2451" meta:character-count="14541" meta:non-whitespace-character-count="12213"/>
    <meta:generator>LibreOfficeDev/6.0.5.2$Linux_X86_64 LibreOffice_project/</meta:generator>
  </office:meta>
</office:document-meta>
</file>